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6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#NOM ?[.$B7]" style:apply-style-name="Default" style:base-cell-address="Sheet1.B7"/>
      <style:map style:condition="cell-content()&lt;0" style:apply-style-name="Sans_20_nom4" style:base-cell-address="Sheet1.B7"/>
      <style:map style:condition="cell-content()=0" style:apply-style-name="Sans_20_nom5" style:base-cell-address="Sheet1.B7"/>
      <style:map style:condition="cell-content()&gt;0" style:apply-style-name="Sans_20_nom6" style:base-cell-address="Sheet1.B7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'IE'" style:apply-style-name="Default" style:base-cell-address="Sheet1.J6"/>
      <style:map style:condition="cell-content()&lt;0" style:apply-style-name="Sans_20_nom4" style:base-cell-address="Sheet1.J6"/>
      <style:map style:condition="cell-content()=0" style:apply-style-name="Sans_20_nom5" style:base-cell-address="Sheet1.J6"/>
      <style:map style:condition="cell-content()&gt;0" style:apply-style-name="Sans_20_nom6" style:base-cell-address="Sheet1.J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table:number-columns-spanned="3" table:number-rows-spanned="2">
            <text:p>Support des fonctions</text:p>
          </table:table-cell>
          <table:covered-table-cell table:number-columns-repeated="2" table:style-name="ce8"/>
          <table:table-cell table:number-columns-repeated="1017"/>
        </table:table-row>
        <table:table-row table:style-name="ro1">
          <table:table-cell table:number-columns-repeated="4"/>
          <table:covered-table-cell table:style-name="ce7"/>
          <table:covered-table-cell table:number-columns-repeated="2" table:style-name="ce9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Liste fonctions\ Browsers</text:p>
          </table:table-cell>
          <table:table-cell office:value-type="string">
            <text:p>IE</text:p>
          </table:table-cell>
          <table:table-cell office:value-type="string">
            <text:p>Firefox</text:p>
          </table:table-cell>
          <table:table-cell office:value-type="string">
            <text:p>Safari</text:p>
          </table:table-cell>
          <table:table-cell office:value-type="string">
            <text:p>Chrome</text:p>
          </table:table-cell>
          <table:table-cell office:value-type="string">
            <text:p>Opera</text:p>
          </table:table-cell>
          <table:table-cell office:value-type="string">
            <text:p>iPhone</text:p>
          </table:table-cell>
          <table:table-cell office:value-type="string">
            <text:p>Android</text:p>
          </table:table-cell>
          <table:table-cell/>
          <table:table-cell table:style-name="ce10" office:value-type="float" office:value="1">
            <text:p>1</text:p>
          </table:table-cell>
          <table:table-cell office:value-type="string">
            <text:p>valide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éolocalisation</text:p>
          </table:table-cell>
          <table:table-cell table:number-columns-repeated="7" table:style-name="ce5" office:value-type="float" office:value="1">
            <text:p>1</text:p>
          </table:table-cell>
          <table:table-cell/>
          <table:table-cell table:style-name="ce10" office:value-type="float" office:value="0">
            <text:p>0</text:p>
          </table:table-cell>
          <table:table-cell office:value-type="string">
            <text:p>partiel</text:p>
          </table:table-cell>
          <table:table-cell table:number-columns-repeated="1013"/>
        </table:table-row>
        <table:table-row table:style-name="ro2">
          <table:table-cell office:value-type="string">
            <text:p>Connexion à un serveur</text:p>
          </table:table-cell>
          <table:table-cell table:style-name="ce5" table:number-columns-repeated="7"/>
          <table:table-cell/>
          <table:table-cell table:style-name="ce10" office:value-type="float" office:value="-1">
            <text:p>-1</text:p>
          </table:table-cell>
          <table:table-cell office:value-type="string">
            <text:p>invalide</text:p>
          </table:table-cell>
          <table:table-cell table:number-columns-repeated="1013"/>
        </table:table-row>
        <table:table-row table:style-name="ro1">
          <table:table-cell office:value-type="string">
            <text:p>Déconnexion à un serveur</text:p>
          </table:table-cell>
          <table:table-cell table:style-name="ce5" table:number-columns-repeated="7"/>
          <table:table-cell/>
          <table:table-cell table:style-name="ce10"/>
          <table:table-cell office:value-type="string">
            <text:p>inconnu</text:p>
          </table:table-cell>
          <table:table-cell table:number-columns-repeated="1013"/>
        </table:table-row>
        <table:table-row table:style-name="ro1">
          <table:table-cell office:value-type="string">
            <text:p>Formulaires de données</text:p>
          </table:table-cell>
          <table:table-cell table:style-name="ce5" table:number-columns-repeated="7"/>
          <table:table-cell table:number-columns-repeated="1016"/>
        </table:table-row>
        <table:table-row table:style-name="ro3">
          <table:table-cell office:value-type="string">
            <text:p>Pré-remplissage de données</text:p>
            <text:p>à partir du smartphone</text:p>
            <text:p>(num téléphone par ex.)</text:p>
          </table:table-cell>
          <table:table-cell table:style-name="ce5" table:number-columns-repeated="7"/>
          <table:table-cell table:number-columns-repeated="1016"/>
        </table:table-row>
        <table:table-row table:style-name="ro4">
          <table:table-cell table:style-name="ce3" office:value-type="string">
            <text:p>Communication continue ou</text:p>
            <text:p>Régulière (intervale de temps)</text:p>
            <text:p><text:s/>device/serveur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3" office:value-type="string">
            <text:p>Notifications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table:style-name="ce4" office:value-type="string">
            <text:p>Controle son + led</text:p>
          </table:table-cell>
          <table:table-cell table:style-name="ce5" table:number-columns-repeated="7"/>
          <table:table-cell table:number-columns-repeated="1016"/>
        </table:table-row>
        <table:table-row table:style-name="ro1" table:number-rows-repeated="23">
          <table:table-cell/>
          <table:table-cell table:style-name="ce5" table:number-columns-repeated="7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7:Sheet1.H37">
            <calcext:condition calcext:apply-style-name="Par défaut" calcext:value="=#NOM ?[.$B7]" calcext:base-cell-address="Sheet1.B7"/>
            <calcext:condition calcext:apply-style-name="Sans nom4" calcext:value="&lt;0" calcext:base-cell-address="Sheet1.B7"/>
            <calcext:condition calcext:apply-style-name="Sans nom5" calcext:value="=0" calcext:base-cell-address="Sheet1.B7"/>
            <calcext:condition calcext:apply-style-name="Sans nom6" calcext:value="&gt;0" calcext:base-cell-address="Sheet1.B7"/>
          </calcext:conditional-format>
          <calcext:conditional-format calcext:target-range-address="Sheet1.J6:Sheet1.J9">
            <calcext:condition calcext:apply-style-name="Par défaut" calcext:value="='IE'" calcext:base-cell-address="Sheet1.J6"/>
            <calcext:condition calcext:apply-style-name="Sans nom4" calcext:value="&lt;0" calcext:base-cell-address="Sheet1.J6"/>
            <calcext:condition calcext:apply-style-name="Sans nom5" calcext:value="=0" calcext:base-cell-address="Sheet1.J6"/>
            <calcext:condition calcext:apply-style-name="Sans nom6" calcext:value="&gt;0" calcext:base-cell-address="Sheet1.J6"/>
          </calcext:conditional-format>
        </calcext:conditional-formats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0000" style:vertical-justify="auto"/>
      <style:paragraph-properties css3t:text-justify="auto"/>
    </style:style>
    <style:style style:name="Sans_20_nom2" style:display-name="Sans nom2" style:family="table-cell" style:parent-style-name="Default">
      <style:table-cell-properties fo:background-color="#ff950e" style:vertical-justify="auto"/>
      <style:paragraph-properties css3t:text-justify="auto"/>
    </style:style>
    <style:style style:name="Sans_20_nom3" style:display-name="Sans nom3" style:family="table-cell" style:parent-style-name="Default">
      <style:table-cell-properties fo:background-color="#00ff00"/>
    </style:style>
    <style:style style:name="Sans_20_nom4" style:display-name="Sans nom4" style:family="table-cell" style:parent-style-name="Default">
      <style:table-cell-properties fo:background-color="#ff0000"/>
    </style:style>
    <style:style style:name="Sans_20_nom5" style:display-name="Sans nom5" style:family="table-cell" style:parent-style-name="Default">
      <style:table-cell-properties fo:background-color="#ff950e"/>
    </style:style>
    <style:style style:name="Sans_20_nom6" style:display-name="Sans nom6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8:58:37.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23S</meta:editing-duration>
    <meta:editing-cycles>4</meta:editing-cycles>
    <meta:generator>LibreOffice/4.0.6.2$Windows_x86 LibreOffice_project/2e2573268451a50806fcd60ae2d9fe01dd0ce24</meta:generator>
    <dc:date>2013-11-06T10:48:18.78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